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2.919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3.60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NOM_DU_CINEMA</text:p>
          </table:table-cell>
          <table:table-cell office:value-type="string">
            <text:p>ADRESSE</text:p>
          </table:table-cell>
          <table:table-cell office:value-type="string">
            <text:p>CP</text:p>
          </table:table-cell>
          <table:table-cell office:value-type="string">
            <text:p>COMMUNE</text:p>
          </table:table-cell>
          <table:table-cell office:value-type="string">
            <text:p>SITE_INTERNET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Cinéma Le Montagnard</text:p>
          </table:table-cell>
          <table:table-cell office:value-type="string">
            <text:p>Place Similien Guérin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 office:value-type="string">
            <text:p>http://lemontagnard.cine.allocine.fr/</text:p>
          </table:table-cell>
          <table:table-cell office:value-type="float" office:value="47.1884883">
            <text:p>47.1884883</text:p>
          </table:table-cell>
          <table:table-cell office:value-type="float" office:value="-1.68367390000003">
            <text:p>-1.6836739</text:p>
          </table:table-cell>
        </table:table-row>
        <table:table-row table:style-name="ro2">
          <table:table-cell office:value-type="string">
            <text:p>Le Hublot</text:p>
          </table:table-cell>
          <table:table-cell office:value-type="string">
            <text:p>Place Dinan</text:p>
          </table:table-cell>
          <table:table-cell office:value-type="float" office:value="44490">
            <text:p>44490</text:p>
          </table:table-cell>
          <table:table-cell office:value-type="string">
            <text:p>Le Croisic</text:p>
          </table:table-cell>
          <table:table-cell office:value-type="string">
            <text:p>www.cinemahublot.com</text:p>
          </table:table-cell>
          <table:table-cell office:value-type="float" office:value="47.2930097">
            <text:p>47.2930097</text:p>
          </table:table-cell>
          <table:table-cell office:value-type="float" office:value="-2.50954189999993">
            <text:p>-2.5095419</text:p>
          </table:table-cell>
        </table:table-row>
        <table:table-row table:style-name="ro2">
          <table:table-cell office:value-type="string">
            <text:p>Gaumont Nantes</text:p>
          </table:table-cell>
          <table:table-cell office:value-type="string">
            <text:p>12, place du commerc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www.cinemasgaumontpathe.com</text:p>
          </table:table-cell>
          <table:table-cell office:value-type="float" office:value="47.2133267">
            <text:p>47.2133267</text:p>
          </table:table-cell>
          <table:table-cell office:value-type="float" office:value="-1.5574897">
            <text:p>-1.5574897</text:p>
          </table:table-cell>
        </table:table-row>
        <table:table-row table:style-name="ro2">
          <table:table-cell office:value-type="string">
            <text:p>Cinéma Le Beaulieu</text:p>
          </table:table-cell>
          <table:table-cell office:value-type="string">
            <text:p>26, rue de Beaulieu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 office:value-type="string">
            <text:p>www.cinemalebeaulieu.com</text:p>
          </table:table-cell>
          <table:table-cell office:value-type="float" office:value="47.1782903">
            <text:p>47.1782903</text:p>
          </table:table-cell>
          <table:table-cell office:value-type="float" office:value="-1.6248557">
            <text:p>-1.6248557</text:p>
          </table:table-cell>
        </table:table-row>
        <table:table-row table:style-name="ro2">
          <table:table-cell office:value-type="string">
            <text:p>Cinéma Eden</text:p>
          </table:table-cell>
          <table:table-cell office:value-type="string">
            <text:p>67, rue Saint-Fiacre</text:p>
          </table:table-cell>
          <table:table-cell office:value-type="float" office:value="44150">
            <text:p>44150</text:p>
          </table:table-cell>
          <table:table-cell office:value-type="string">
            <text:p>Ancenis</text:p>
          </table:table-cell>
          <table:table-cell office:value-type="string">
            <text:p>www.cineeden.com</text:p>
          </table:table-cell>
          <table:table-cell office:value-type="float" office:value="47.3656875">
            <text:p>47.3656875</text:p>
          </table:table-cell>
          <table:table-cell office:value-type="float" office:value="-1.1841246">
            <text:p>-1.1841246</text:p>
          </table:table-cell>
        </table:table-row>
        <table:table-row table:style-name="ro2">
          <table:table-cell office:value-type="string">
            <text:p>Cinéma Le Connétable</text:p>
          </table:table-cell>
          <table:table-cell office:value-type="string">
            <text:p>1 cours des Marches de Bretagne</text:p>
          </table:table-cell>
          <table:table-cell office:value-type="float" office:value="44190">
            <text:p>44190</text:p>
          </table:table-cell>
          <table:table-cell office:value-type="string">
            <text:p>Clisson</text:p>
          </table:table-cell>
          <table:table-cell office:value-type="string">
            <text:p>http://www.cinema-leconnetable.fr/</text:p>
          </table:table-cell>
          <table:table-cell office:value-type="float" office:value="48.11129409999">
            <text:p>48.1112941</text:p>
          </table:table-cell>
          <table:table-cell office:value-type="float" office:value="-0.97393469999">
            <text:p>-0.9739347</text:p>
          </table:table-cell>
        </table:table-row>
        <table:table-row table:style-name="ro2">
          <table:table-cell office:value-type="string">
            <text:p>Katorza</text:p>
          </table:table-cell>
          <table:table-cell office:value-type="string">
            <text:p>3, rue Corneill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www.katorza.fr</text:p>
          </table:table-cell>
          <table:table-cell office:value-type="float" office:value="47.2136078">
            <text:p>47.2136078</text:p>
          </table:table-cell>
          <table:table-cell office:value-type="float" office:value="-1.56255009999">
            <text:p>-1.5625501</text:p>
          </table:table-cell>
        </table:table-row>
        <table:table-row table:style-name="ro2">
          <table:table-cell office:value-type="string">
            <text:p>Salle Jacques Tati</text:p>
          </table:table-cell>
          <table:table-cell office:value-type="string">
            <text:p>33, boulevard Victor Hugo</text:p>
          </table:table-cell>
          <table:table-cell office:value-type="float" office:value="44603">
            <text:p>44603</text:p>
          </table:table-cell>
          <table:table-cell office:value-type="string">
            <text:p>Saint-Nazaire</text:p>
          </table:table-cell>
          <table:table-cell office:value-type="string">
            <text:p>www.letheatre-saintnazaire.fr</text:p>
          </table:table-cell>
          <table:table-cell office:value-type="float" office:value="47.2807248">
            <text:p>47.2807248</text:p>
          </table:table-cell>
          <table:table-cell office:value-type="float" office:value="-2.21638669999993">
            <text:p>-2.2163867</text:p>
          </table:table-cell>
        </table:table-row>
        <table:table-row table:style-name="ro2">
          <table:table-cell office:value-type="string">
            <text:p>L'Odéon</text:p>
          </table:table-cell>
          <table:table-cell office:value-type="string">
            <text:p>7, place de l'Eglise</text:p>
          </table:table-cell>
          <table:table-cell office:value-type="float" office:value="44290">
            <text:p>44290</text:p>
          </table:table-cell>
          <table:table-cell office:value-type="string">
            <text:p>Guémené-Penfao</text:p>
          </table:table-cell>
          <table:table-cell/>
          <table:table-cell office:value-type="float" office:value="47.6302765">
            <text:p>47.6302765</text:p>
          </table:table-cell>
          <table:table-cell office:value-type="float" office:value="-1.83263469999">
            <text:p>-1.8326347</text:p>
          </table:table-cell>
        </table:table-row>
        <table:table-row table:style-name="ro2">
          <table:table-cell office:value-type="string">
            <text:p>Cinéma Saint-Gilles</text:p>
          </table:table-cell>
          <table:table-cell office:value-type="string">
            <text:p>54, rue de Verdun</text:p>
          </table:table-cell>
          <table:table-cell office:value-type="float" office:value="44210">
            <text:p>44210</text:p>
          </table:table-cell>
          <table:table-cell office:value-type="string">
            <text:p>Pornic</text:p>
          </table:table-cell>
          <table:table-cell/>
          <table:table-cell office:value-type="float" office:value="47.1193374">
            <text:p>47.1193374</text:p>
          </table:table-cell>
          <table:table-cell office:value-type="float" office:value="-2.10107419999">
            <text:p>-2.1010742</text:p>
          </table:table-cell>
        </table:table-row>
        <table:table-row table:style-name="ro2">
          <table:table-cell office:value-type="string">
            <text:p>Cinéma Atlantic</text:p>
          </table:table-cell>
          <table:table-cell office:value-type="string">
            <text:p>Place des anciens combattants</text:p>
          </table:table-cell>
          <table:table-cell office:value-type="float" office:value="44420">
            <text:p>44420</text:p>
          </table:table-cell>
          <table:table-cell office:value-type="string">
            <text:p>La Turballe</text:p>
          </table:table-cell>
          <table:table-cell office:value-type="string">
            <text:p>www.reperages.biz</text:p>
          </table:table-cell>
          <table:table-cell office:value-type="float" office:value="47.3218624999">
            <text:p>47.3218624999</text:p>
          </table:table-cell>
          <table:table-cell office:value-type="float" office:value="1.6714812">
            <text:p>1.6714812</text:p>
          </table:table-cell>
        </table:table-row>
        <table:table-row table:style-name="ro2">
          <table:table-cell office:value-type="string">
            <text:p>Ciné Malouine</text:p>
          </table:table-cell>
          <table:table-cell office:value-type="string">
            <text:p>Rue Aristide Briand</text:p>
          </table:table-cell>
          <table:table-cell office:value-type="float" office:value="44550">
            <text:p>44550</text:p>
          </table:table-cell>
          <table:table-cell office:value-type="string">
            <text:p>Saint-Malô-de-Guersac</text:p>
          </table:table-cell>
          <table:table-cell office:value-type="string">
            <text:p>www.cinemalouine.a3w.fr</text:p>
          </table:table-cell>
          <table:table-cell office:value-type="float" office:value="47.353027999">
            <text:p>47.353027999</text:p>
          </table:table-cell>
          <table:table-cell office:value-type="float" office:value="-2.1754478">
            <text:p>-2.1754478</text:p>
          </table:table-cell>
        </table:table-row>
        <table:table-row table:style-name="ro2">
          <table:table-cell office:value-type="string">
            <text:p>Cinéville</text:p>
          </table:table-cell>
          <table:table-cell office:value-type="string">
            <text:p>Rue Marie Curie</text:p>
          </table:table-cell>
          <table:table-cell office:value-type="float" office:value="44230">
            <text:p>44230</text:p>
          </table:table-cell>
          <table:table-cell office:value-type="string">
            <text:p>Saint-Sébastien sur Loire</text:p>
          </table:table-cell>
          <table:table-cell office:value-type="string">
            <text:p>www.cineville.fr</text:p>
          </table:table-cell>
          <table:table-cell office:value-type="float" office:value="47.1896137">
            <text:p>47.1896137</text:p>
          </table:table-cell>
          <table:table-cell office:value-type="float" office:value="-1.4851055">
            <text:p>-1.4851055</text:p>
          </table:table-cell>
        </table:table-row>
        <table:table-row table:style-name="ro2">
          <table:table-cell office:value-type="string">
            <text:p>Montluc Cinéma</text:p>
          </table:table-cell>
          <table:table-cell office:value-type="string">
            <text:p>Rue Chauvin de la Musse</text:p>
          </table:table-cell>
          <table:table-cell office:value-type="float" office:value="44360">
            <text:p>44360</text:p>
          </table:table-cell>
          <table:table-cell office:value-type="string">
            <text:p>Saint-Etienne-de-Montluc</text:p>
          </table:table-cell>
          <table:table-cell office:value-type="string">
            <text:p>www.montluc-cinema.weebly.com</text:p>
          </table:table-cell>
          <table:table-cell office:value-type="float" office:value="47.2757012">
            <text:p>47.2757012</text:p>
          </table:table-cell>
          <table:table-cell office:value-type="float" office:value="-1.7795501">
            <text:p>-1.7795501</text:p>
          </table:table-cell>
        </table:table-row>
        <table:table-row table:style-name="ro2">
          <table:table-cell office:value-type="string">
            <text:p>Ciné Vaillant</text:p>
          </table:table-cell>
          <table:table-cell office:value-type="string">
            <text:p>12, rue du Général De Gaulle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www.cinevaillant.com</text:p>
          </table:table-cell>
          <table:table-cell office:value-type="float" office:value="47.1675021">
            <text:p>47.1675021</text:p>
          </table:table-cell>
          <table:table-cell office:value-type="float" office:value="-1.4696791999">
            <text:p>-1.4696791999</text:p>
          </table:table-cell>
        </table:table-row>
        <table:table-row table:style-name="ro2">
          <table:table-cell office:value-type="string">
            <text:p>Saint-Joseph</text:p>
          </table:table-cell>
          <table:table-cell office:value-type="string">
            <text:p>14, rue Notre-Dame</text:p>
          </table:table-cell>
          <table:table-cell office:value-type="float" office:value="44210">
            <text:p>44210</text:p>
          </table:table-cell>
          <table:table-cell office:value-type="string">
            <text:p>Sainte-Marie-sur-Mer</text:p>
          </table:table-cell>
          <table:table-cell/>
          <table:table-cell office:value-type="float" office:value="47.1142605999">
            <text:p>47.1142605999</text:p>
          </table:table-cell>
          <table:table-cell office:value-type="float" office:value="-2.1279528">
            <text:p>-2.1279528</text:p>
          </table:table-cell>
        </table:table-row>
        <table:table-row table:style-name="ro2">
          <table:table-cell office:value-type="string">
            <text:p>Gulf Stream</text:p>
          </table:table-cell>
          <table:table-cell office:value-type="string">
            <text:p>52, avenue du Général De Gaulle</text:p>
          </table:table-cell>
          <table:table-cell office:value-type="float" office:value="44500">
            <text:p>44500</text:p>
          </table:table-cell>
          <table:table-cell office:value-type="string">
            <text:p>La Baule</text:p>
          </table:table-cell>
          <table:table-cell/>
          <table:table-cell office:value-type="float" office:value="47.2837292">
            <text:p>47.2837292</text:p>
          </table:table-cell>
          <table:table-cell office:value-type="float" office:value="-2.3918934">
            <text:p>-2.3918934</text:p>
          </table:table-cell>
        </table:table-row>
        <table:table-row table:style-name="ro2">
          <table:table-cell office:value-type="string">
            <text:p>Ciné Pole Sud</text:p>
          </table:table-cell>
          <table:table-cell office:value-type="string">
            <text:p>Route de Clisson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 office:value-type="string">
            <text:p>www.cinepolesud.fr</text:p>
          </table:table-cell>
          <table:table-cell office:value-type="float" office:value="47.1851988">
            <text:p>47.1851988</text:p>
          </table:table-cell>
          <table:table-cell office:value-type="float" office:value="-1.4483186">
            <text:p>-1.4483186</text:p>
          </table:table-cell>
        </table:table-row>
        <table:table-row table:style-name="ro2">
          <table:table-cell office:value-type="string">
            <text:p>Cinéma Pax</text:p>
          </table:table-cell>
          <table:table-cell office:value-type="string">
            <text:p>5, rue Maréchal Joffre</text:p>
          </table:table-cell>
          <table:table-cell office:value-type="float" office:value="44510">
            <text:p>44510</text:p>
          </table:table-cell>
          <table:table-cell office:value-type="string">
            <text:p>Le Pouliguen</text:p>
          </table:table-cell>
          <table:table-cell office:value-type="string">
            <text:p>www.reperages.biz</text:p>
          </table:table-cell>
          <table:table-cell office:value-type="float" office:value="47.2760547">
            <text:p>47.2760547</text:p>
          </table:table-cell>
          <table:table-cell office:value-type="float" office:value="-2.429844">
            <text:p>-2.429844</text:p>
          </table:table-cell>
        </table:table-row>
        <table:table-row table:style-name="ro2">
          <table:table-cell office:value-type="string">
            <text:p>Ciné Phil</text:p>
          </table:table-cell>
          <table:table-cell office:value-type="string">
            <text:p>Rue de la cure</text:p>
          </table:table-cell>
          <table:table-cell office:value-type="float" office:value="44310">
            <text:p>44310</text:p>
          </table:table-cell>
          <table:table-cell office:value-type="string">
            <text:p>Saint-Philbert-de-Grandlieu</text:p>
          </table:table-cell>
          <table:table-cell office:value-type="string">
            <text:p>www.cinephil.fr</text:p>
          </table:table-cell>
          <table:table-cell office:value-type="float" office:value="47.034876">
            <text:p>47.034876</text:p>
          </table:table-cell>
          <table:table-cell office:value-type="float" office:value="-1.6420699">
            <text:p>-1.6420699</text:p>
          </table:table-cell>
        </table:table-row>
        <table:table-row table:style-name="ro2">
          <table:table-cell office:value-type="string">
            <text:p>Cinéma Saint-Laurent</text:p>
          </table:table-cell>
          <table:table-cell office:value-type="string">
            <text:p>9, rue du 11 novembre</text:p>
          </table:table-cell>
          <table:table-cell office:value-type="float" office:value="44130">
            <text:p>44130</text:p>
          </table:table-cell>
          <table:table-cell office:value-type="string">
            <text:p>Blain</text:p>
          </table:table-cell>
          <table:table-cell office:value-type="string">
            <text:p>www.cineblain.fr</text:p>
          </table:table-cell>
          <table:table-cell office:value-type="float" office:value="47.4763785">
            <text:p>47.4763785</text:p>
          </table:table-cell>
          <table:table-cell office:value-type="float" office:value="-1.7639012">
            <text:p>-1.7639012</text:p>
          </table:table-cell>
        </table:table-row>
        <table:table-row table:style-name="ro2">
          <table:table-cell office:value-type="string">
            <text:p>La Bobine</text:p>
          </table:table-cell>
          <table:table-cell office:value-type="string">
            <text:p>6, place de la gare</text:p>
          </table:table-cell>
          <table:table-cell office:value-type="float" office:value="44160">
            <text:p>44160</text:p>
          </table:table-cell>
          <table:table-cell office:value-type="string">
            <text:p>Pontchâteau</text:p>
          </table:table-cell>
          <table:table-cell/>
          <table:table-cell office:value-type="float" office:value="47.4359066">
            <text:p>47.4359066</text:p>
          </table:table-cell>
          <table:table-cell office:value-type="float" office:value="-2.0885025">
            <text:p>-2.0885025</text:p>
          </table:table-cell>
        </table:table-row>
        <table:table-row table:style-name="ro2">
          <table:table-cell office:value-type="string">
            <text:p>Cinéma Saint-Michel</text:p>
          </table:table-cell>
          <table:table-cell office:value-type="string">
            <text:p>20, rue du Redois</text:p>
          </table:table-cell>
          <table:table-cell office:value-type="float" office:value="44730">
            <text:p>44730</text:p>
          </table:table-cell>
          <table:table-cell office:value-type="string">
            <text:p>Saint-Michel Chef Chef</text:p>
          </table:table-cell>
          <table:table-cell/>
          <table:table-cell office:value-type="float" office:value="47.1809564">
            <text:p>47.1809564</text:p>
          </table:table-cell>
          <table:table-cell office:value-type="float" office:value="-2.1500492">
            <text:p>-2.1500492</text:p>
          </table:table-cell>
        </table:table-row>
        <table:table-row table:style-name="ro2">
          <table:table-cell office:value-type="string">
            <text:p>Ciné Loroux</text:p>
          </table:table-cell>
          <table:table-cell office:value-type="string">
            <text:p>Rue de la Liotterie</text:p>
          </table:table-cell>
          <table:table-cell office:value-type="float" office:value="44430">
            <text:p>44430</text:p>
          </table:table-cell>
          <table:table-cell office:value-type="string">
            <text:p>Le Loroux-Bottereau</text:p>
          </table:table-cell>
          <table:table-cell office:value-type="string">
            <text:p>http://pagesperso-orange.fr/cineloroux</text:p>
          </table:table-cell>
          <table:table-cell office:value-type="float" office:value="47.2363295">
            <text:p>47.2363295</text:p>
          </table:table-cell>
          <table:table-cell office:value-type="float" office:value="-1.3487288">
            <text:p>-1.3487288</text:p>
          </table:table-cell>
        </table:table-row>
        <table:table-row table:style-name="ro2">
          <table:table-cell office:value-type="string">
            <text:p>Cinéma Jeanne d'Arc</text:p>
          </table:table-cell>
          <table:table-cell office:value-type="string">
            <text:p>15, rue de la mer</text:p>
          </table:table-cell>
          <table:table-cell office:value-type="float" office:value="44760">
            <text:p>44760</text:p>
          </table:table-cell>
          <table:table-cell office:value-type="string">
            <text:p>La Bernerie en Retz</text:p>
          </table:table-cell>
          <table:table-cell/>
          <table:table-cell office:value-type="float" office:value="47.0796364">
            <text:p>47.0796364</text:p>
          </table:table-cell>
          <table:table-cell office:value-type="float" office:value="-2.0391846">
            <text:p>-2.0391846</text:p>
          </table:table-cell>
        </table:table-row>
        <table:table-row table:style-name="ro2">
          <table:table-cell office:value-type="string">
            <text:p>Cinéma Bonne-Garde</text:p>
          </table:table-cell>
          <table:table-cell office:value-type="string">
            <text:p>20, rue du frère Louis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www.cinebonnegarde.ift.fr</text:p>
          </table:table-cell>
          <table:table-cell office:value-type="float" office:value="46.8144372">
            <text:p>46.8144372</text:p>
          </table:table-cell>
          <table:table-cell office:value-type="float" office:value="-71.2381379">
            <text:p>-71.2381379</text:p>
          </table:table-cell>
        </table:table-row>
        <table:table-row table:style-name="ro2">
          <table:table-cell office:value-type="string">
            <text:p>Espace Culturel</text:p>
          </table:table-cell>
          <table:table-cell office:value-type="string">
            <text:p>Rue Gabriel Deshayes</text:p>
          </table:table-cell>
          <table:table-cell office:value-type="float" office:value="44530">
            <text:p>44530</text:p>
          </table:table-cell>
          <table:table-cell office:value-type="string">
            <text:p>Saint-Gildas des Bois</text:p>
          </table:table-cell>
          <table:table-cell/>
          <table:table-cell office:value-type="float" office:value="47.5153946">
            <text:p>47.5153946</text:p>
          </table:table-cell>
          <table:table-cell office:value-type="float" office:value="-2.0404892">
            <text:p>-2.0404892</text:p>
          </table:table-cell>
        </table:table-row>
        <table:table-row table:style-name="ro2">
          <table:table-cell office:value-type="string">
            <text:p>Lutétia</text:p>
          </table:table-cell>
          <table:table-cell office:value-type="string">
            <text:p>18, rue des calvaires</text:p>
          </table:table-cell>
          <table:table-cell office:value-type="float" office:value="44800">
            <text:p>44800</text:p>
          </table:table-cell>
          <table:table-cell office:value-type="string">
            <text:p>Saint-Herblain</text:p>
          </table:table-cell>
          <table:table-cell/>
          <table:table-cell office:value-type="float" office:value="47.2140196">
            <text:p>47.2140196</text:p>
          </table:table-cell>
          <table:table-cell office:value-type="float" office:value="-1.6493339">
            <text:p>-1.6493339</text:p>
          </table:table-cell>
        </table:table-row>
        <table:table-row table:style-name="ro2">
          <table:table-cell office:value-type="string">
            <text:p>Cinéville</text:p>
          </table:table-cell>
          <table:table-cell office:value-type="string">
            <text:p>5, boulevard de la Légion d'Honneur - BP 408</text:p>
          </table:table-cell>
          <table:table-cell office:value-type="float" office:value="44600">
            <text:p>44600</text:p>
          </table:table-cell>
          <table:table-cell office:value-type="string">
            <text:p>Saint-Nazaire</text:p>
          </table:table-cell>
          <table:table-cell office:value-type="string">
            <text:p>www.cineville.fr</text:p>
          </table:table-cell>
          <table:table-cell office:value-type="float" office:value="47.2750611">
            <text:p>47.2750611</text:p>
          </table:table-cell>
          <table:table-cell office:value-type="float" office:value="-2.203853">
            <text:p>-2.203853</text:p>
          </table:table-cell>
        </table:table-row>
        <table:table-row table:style-name="ro2">
          <table:table-cell office:value-type="string">
            <text:p>Ciné Presqu'île</text:p>
          </table:table-cell>
          <table:table-cell office:value-type="string">
            <text:p>3, avenue Anne de Bretagne</text:p>
          </table:table-cell>
          <table:table-cell office:value-type="float" office:value="44350">
            <text:p>44350</text:p>
          </table:table-cell>
          <table:table-cell office:value-type="string">
            <text:p>Guérande</text:p>
          </table:table-cell>
          <table:table-cell/>
          <table:table-cell office:value-type="float" office:value="47.3316132">
            <text:p>47.3316132</text:p>
          </table:table-cell>
          <table:table-cell office:value-type="float" office:value="-2.4281512">
            <text:p>-2.4281512</text:p>
          </table:table-cell>
        </table:table-row>
        <table:table-row table:style-name="ro2">
          <table:table-cell office:value-type="string">
            <text:p>Le Nozek</text:p>
          </table:table-cell>
          <table:table-cell office:value-type="string">
            <text:p>Rue de la gare</text:p>
          </table:table-cell>
          <table:table-cell office:value-type="float" office:value="44170">
            <text:p>44170</text:p>
          </table:table-cell>
          <table:table-cell office:value-type="string">
            <text:p>Nozay</text:p>
          </table:table-cell>
          <table:table-cell office:value-type="string">
            <text:p>www.nozay44.com/lenozek</text:p>
          </table:table-cell>
          <table:table-cell office:value-type="float" office:value="47.5548136">
            <text:p>47.5548136</text:p>
          </table:table-cell>
          <table:table-cell office:value-type="float" office:value="-1.5253859">
            <text:p>-1.5253859</text:p>
          </table:table-cell>
        </table:table-row>
        <table:table-row table:style-name="ro2">
          <table:table-cell office:value-type="string">
            <text:p>Cinéma Jacques Demy</text:p>
          </table:table-cell>
          <table:table-cell office:value-type="string">
            <text:p>11, rue du stade</text:p>
          </table:table-cell>
          <table:table-cell office:value-type="float" office:value="44450">
            <text:p>44450</text:p>
          </table:table-cell>
          <table:table-cell office:value-type="string">
            <text:p>La Chapelle-Basse-Mer</text:p>
          </table:table-cell>
          <table:table-cell office:value-type="string">
            <text:p>www.cinema-la-chapelle-basse-mer.fr</text:p>
          </table:table-cell>
          <table:table-cell office:value-type="float" office:value="47.2700112">
            <text:p>47.2700112</text:p>
          </table:table-cell>
          <table:table-cell office:value-type="float" office:value="-1.3351477">
            <text:p>-1.3351477</text:p>
          </table:table-cell>
        </table:table-row>
        <table:table-row table:style-name="ro2">
          <table:table-cell office:value-type="string">
            <text:p>Atlantic Ciné</text:p>
          </table:table-cell>
          <table:table-cell office:value-type="string">
            <text:p>21, rue de la vernisserie</text:p>
          </table:table-cell>
          <table:table-cell office:value-type="string">
            <text:p>44 110</text:p>
          </table:table-cell>
          <table:table-cell office:value-type="string">
            <text:p>Châteaubriant</text:p>
          </table:table-cell>
          <table:table-cell office:value-type="string">
            <text:p>www.atlanticcine.com</text:p>
          </table:table-cell>
          <table:table-cell office:value-type="float" office:value="47.7225637">
            <text:p>47.7225637</text:p>
          </table:table-cell>
          <table:table-cell office:value-type="float" office:value="-1.3772438">
            <text:p>-1.3772438</text:p>
          </table:table-cell>
        </table:table-row>
        <table:table-row table:style-name="ro2">
          <table:table-cell office:value-type="string">
            <text:p>Cinéma Paradiso</text:p>
          </table:table-cell>
          <table:table-cell office:value-type="string">
            <text:p>24, boulevard de la gare - BP 14</text:p>
          </table:table-cell>
          <table:table-cell office:value-type="float" office:value="44390">
            <text:p>44390</text:p>
          </table:table-cell>
          <table:table-cell office:value-type="string">
            <text:p>Nort-sur-Erdre</text:p>
          </table:table-cell>
          <table:table-cell office:value-type="string">
            <text:p>http://www.cinema-paradiso.asso.fr/</text:p>
          </table:table-cell>
          <table:table-cell office:value-type="float" office:value="47.4411312">
            <text:p>47.4411312</text:p>
          </table:table-cell>
          <table:table-cell office:value-type="float" office:value="-1.5029358">
            <text:p>-1.5029358</text:p>
          </table:table-cell>
        </table:table-row>
        <table:table-row table:style-name="ro2">
          <table:table-cell office:value-type="string">
            <text:p>Cinéjade</text:p>
          </table:table-cell>
          <table:table-cell office:value-type="string">
            <text:p>Parc d'activité de la Guerche</text:p>
          </table:table-cell>
          <table:table-cell office:value-type="float" office:value="44250">
            <text:p>44250</text:p>
          </table:table-cell>
          <table:table-cell office:value-type="string">
            <text:p>Saint-Brévin-les-Pins</text:p>
          </table:table-cell>
          <table:table-cell office:value-type="string">
            <text:p>http://www.saint-brevin.fr/tourisme/cinema-cinejade.html</text:p>
          </table:table-cell>
          <table:table-cell office:value-type="float" office:value="41.023832">
            <text:p>41.023832</text:p>
          </table:table-cell>
          <table:table-cell office:value-type="float" office:value="-81.4289305">
            <text:p>-81.4289305</text:p>
          </table:table-cell>
        </table:table-row>
        <table:table-row table:style-name="ro2">
          <table:table-cell office:value-type="string">
            <text:p>Cinéma Saint-Paul</text:p>
          </table:table-cell>
          <table:table-cell office:value-type="string">
            <text:p>38, rue Julien Douillard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inesaintpaul.free.fr</text:p>
          </table:table-cell>
          <table:table-cell office:value-type="float" office:value="47.1839593">
            <text:p>47.1839593</text:p>
          </table:table-cell>
          <table:table-cell office:value-type="float" office:value="-1.5439873">
            <text:p>-1.5439873</text:p>
          </table:table-cell>
        </table:table-row>
        <table:table-row table:style-name="ro2">
          <table:table-cell office:value-type="string">
            <text:p>Espace Renaissance</text:p>
          </table:table-cell>
          <table:table-cell office:value-type="string">
            <text:p>1, rue Laënnec</text:p>
          </table:table-cell>
          <table:table-cell office:value-type="float" office:value="44480">
            <text:p>44480</text:p>
          </table:table-cell>
          <table:table-cell office:value-type="string">
            <text:p>Donges</text:p>
          </table:table-cell>
          <table:table-cell office:value-type="string">
            <text:p>www.ville-donges.fr</text:p>
          </table:table-cell>
          <table:table-cell office:value-type="float" office:value="47.3469263">
            <text:p>47.3469263</text:p>
          </table:table-cell>
          <table:table-cell office:value-type="float" office:value="-2.5040451">
            <text:p>-2.5040451</text:p>
          </table:table-cell>
        </table:table-row>
        <table:table-row table:style-name="ro2">
          <table:table-cell office:value-type="string">
            <text:p>Pathé Atlantis</text:p>
          </table:table-cell>
          <table:table-cell office:value-type="string">
            <text:p>Allée de la Pérouse</text:p>
          </table:table-cell>
          <table:table-cell office:value-type="float" office:value="44800">
            <text:p>44800</text:p>
          </table:table-cell>
          <table:table-cell office:value-type="string">
            <text:p>Saint-Herblain</text:p>
          </table:table-cell>
          <table:table-cell office:value-type="string">
            <text:p>www.cinemasgaumontpathe.com</text:p>
          </table:table-cell>
          <table:table-cell office:value-type="float" office:value="47.3520445">
            <text:p>47.3520445</text:p>
          </table:table-cell>
          <table:table-cell office:value-type="float" office:value="0.7043716">
            <text:p>0.7043716</text:p>
          </table:table-cell>
        </table:table-row>
        <table:table-row table:style-name="ro2">
          <table:table-cell office:value-type="string">
            <text:p>Cinéma Victoria</text:p>
          </table:table-cell>
          <table:table-cell office:value-type="string">
            <text:p>Rue Saint-Victor</text:p>
          </table:table-cell>
          <table:table-cell office:value-type="float" office:value="44750">
            <text:p>44750</text:p>
          </table:table-cell>
          <table:table-cell office:value-type="string">
            <text:p>Campbon</text:p>
          </table:table-cell>
          <table:table-cell office:value-type="string">
            <text:p>www.cinema-victoria44.ici.st/</text:p>
          </table:table-cell>
          <table:table-cell office:value-type="float" office:value="47.411658">
            <text:p>47.411658</text:p>
          </table:table-cell>
          <table:table-cell office:value-type="float" office:value="-1.96546">
            <text:p>-1.96546</text:p>
          </table:table-cell>
        </table:table-row>
        <table:table-row table:style-name="ro2">
          <table:table-cell office:value-type="string">
            <text:p>Cinéma Le Cep</text:p>
          </table:table-cell>
          <table:table-cell office:value-type="string">
            <text:p>8, boulevard Evariste Dejoie</text:p>
          </table:table-cell>
          <table:table-cell office:value-type="float" office:value="44330">
            <text:p>44330</text:p>
          </table:table-cell>
          <table:table-cell office:value-type="string">
            <text:p>Vallet</text:p>
          </table:table-cell>
          <table:table-cell office:value-type="string">
            <text:p>www.cinemalecep.fr</text:p>
          </table:table-cell>
          <table:table-cell office:value-type="float" office:value="47.1624427">
            <text:p>47.1624427</text:p>
          </table:table-cell>
          <table:table-cell office:value-type="float" office:value="-1.264214">
            <text:p>-1.264214</text:p>
          </table:table-cell>
        </table:table-row>
        <table:table-row table:style-name="ro2">
          <table:table-cell office:value-type="string">
            <text:p>UGC Ciné Cité Atlantis</text:p>
          </table:table-cell>
          <table:table-cell office:value-type="string">
            <text:p>Place Jean Bart</text:p>
          </table:table-cell>
          <table:table-cell office:value-type="float" office:value="44812">
            <text:p>44812</text:p>
          </table:table-cell>
          <table:table-cell office:value-type="string">
            <text:p>Saint-Herblain</text:p>
          </table:table-cell>
          <table:table-cell office:value-type="string">
            <text:p>www.ugc.fr</text:p>
          </table:table-cell>
          <table:table-cell office:value-type="float" office:value="47.2242998">
            <text:p>47.2242998</text:p>
          </table:table-cell>
          <table:table-cell office:value-type="float" office:value="-1.625475">
            <text:p>-1.625475</text:p>
          </table:table-cell>
        </table:table-row>
        <table:table-row table:style-name="ro2">
          <table:table-cell office:value-type="string">
            <text:p>Cinéma Atlantique</text:p>
          </table:table-cell>
          <table:table-cell office:value-type="string">
            <text:p>Grande rue</text:p>
          </table:table-cell>
          <table:table-cell office:value-type="float" office:value="44770">
            <text:p>44770</text:p>
          </table:table-cell>
          <table:table-cell office:value-type="string">
            <text:p>Préfailles</text:p>
          </table:table-cell>
          <table:table-cell/>
          <table:table-cell office:value-type="float" office:value="47.1285262">
            <text:p>47.1285262</text:p>
          </table:table-cell>
          <table:table-cell office:value-type="float" office:value="-2.2164049">
            <text:p>-2.2164049</text:p>
          </table:table-cell>
        </table:table-row>
        <table:table-row table:style-name="ro2">
          <table:table-cell office:value-type="string">
            <text:p>Cinéma Jeanne d'Arc</text:p>
          </table:table-cell>
          <table:table-cell office:value-type="string">
            <text:p>17, boulevard de la Ferronnays</text:p>
          </table:table-cell>
          <table:table-cell office:value-type="float" office:value="44540">
            <text:p>44540</text:p>
          </table:table-cell>
          <table:table-cell office:value-type="string">
            <text:p>Saint-Mars-la-Jaille</text:p>
          </table:table-cell>
          <table:table-cell office:value-type="string">
            <text:p>cinema.jeannedarc.free.fr/</text:p>
          </table:table-cell>
          <table:table-cell office:value-type="float" office:value="47.5236939">
            <text:p>47.5236939</text:p>
          </table:table-cell>
          <table:table-cell office:value-type="float" office:value="-1.1875681">
            <text:p>-1.1875681</text:p>
          </table:table-cell>
        </table:table-row>
        <table:table-row table:style-name="ro2">
          <table:table-cell office:value-type="string">
            <text:p>Cinéma Concorde</text:p>
          </table:table-cell>
          <table:table-cell office:value-type="string">
            <text:p>79, boulevard Egalité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www.leconcorde.fr</text:p>
          </table:table-cell>
          <table:table-cell office:value-type="float" office:value="47.2111544">
            <text:p>47.2111544</text:p>
          </table:table-cell>
          <table:table-cell office:value-type="float" office:value="-1.5868273">
            <text:p>-1.5868273</text:p>
          </table:table-cell>
        </table:table-row>
        <table:table-row table:style-name="ro2">
          <table:table-cell office:value-type="string">
            <text:p>Cinémachecoul</text:p>
          </table:table-cell>
          <table:table-cell office:value-type="string">
            <text:p>23, rue des Capucins</text:p>
          </table:table-cell>
          <table:table-cell office:value-type="float" office:value="44270">
            <text:p>44270</text:p>
          </table:table-cell>
          <table:table-cell office:value-type="string">
            <text:p>Machecoul</text:p>
          </table:table-cell>
          <table:table-cell/>
          <table:table-cell office:value-type="float" office:value="46.993228">
            <text:p>46.993228</text:p>
          </table:table-cell>
          <table:table-cell office:value-type="float" office:value="-1.8235064">
            <text:p>-1.8235064</text:p>
          </table:table-cell>
        </table:table-row>
        <table:table-row table:style-name="ro2">
          <table:table-cell office:value-type="string">
            <text:p>Cinéma Le Gen'eric</text:p>
          </table:table-cell>
          <table:table-cell office:value-type="string">
            <text:p>Rue de l'océan - BP 6</text:p>
          </table:table-cell>
          <table:table-cell office:value-type="float" office:value="44810">
            <text:p>44810</text:p>
          </table:table-cell>
          <table:table-cell office:value-type="string">
            <text:p>Héric</text:p>
          </table:table-cell>
          <table:table-cell office:value-type="string">
            <text:p>http://www.cinema-generic.com/</text:p>
          </table:table-cell>
          <table:table-cell office:value-type="float" office:value="47.415069">
            <text:p>47.415069</text:p>
          </table:table-cell>
          <table:table-cell office:value-type="float" office:value="-1.6577089">
            <text:p>-1.6577089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 style:data-style-name="N2" text:time-value="0000-00-00T12:09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5T12:12:19</dc:date>
    <meta:generator>LibreOffice/4.0.2.2$Linux_x86 LibreOffice_project/400m0$Build-2</meta:generator>
    <meta:editing-duration>PT5M28S</meta:editing-duration>
    <meta:editing-cycles>11</meta:editing-cycles>
    <meta:document-statistic meta:table-count="1" meta:cell-count="317" meta:object-count="0"/>
  </office:meta>
</office:document-meta>
</file>